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4.099cm" style:rel-column-width="15802*"/>
    </style:style>
    <style:style style:name="Tabelle2.B" style:family="table-column">
      <style:table-column-properties style:column-width="12.901cm" style:rel-column-width="49733*"/>
    </style:style>
    <style:style style:name="Tabelle2.A1" style:family="table-cell">
      <style:table-cell-properties fo:padding-left="0.101cm" fo:padding-right="0.101cm" fo:padding-top="0.15cm" fo:padding-bottom="0.15cm" fo:border-left="0.05pt solid #000000" fo:border-right="none" fo:border-top="0.05pt solid #000000" fo:border-bottom="0.05pt solid #000000"/>
    </style:style>
    <style:style style:name="Tabelle2.B1" style:family="table-cell">
      <style:table-cell-properties fo:padding-left="0.101cm" fo:padding-right="0.101cm" fo:padding-top="0.15cm" fo:padding-bottom="0.15cm" fo:border="0.05pt solid #000000"/>
    </style:style>
    <style:style style:name="Tabelle2.A2" style:family="table-cell">
      <style:table-cell-properties fo:padding-left="0.101cm" fo:padding-right="0.101cm" fo:padding-top="0.15cm" fo:padding-bottom="0.15cm" fo:border-left="0.05pt solid #000000" fo:border-right="none" fo:border-top="none" fo:border-bottom="0.05pt solid #000000"/>
    </style:style>
    <style:style style:name="Tabelle2.B2" style:family="table-cell">
      <style:table-cell-properties fo:padding-left="0.101cm" fo:padding-right="0.101cm" fo:padding-top="0.15cm" fo:padding-bottom="0.15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1" style:family="table-row">
      <style:table-row-properties fo:keep-together="always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12bff02" officeooo:paragraph-rsid="012bff02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126801e" officeooo:paragraph-rsid="0126801e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126801e" officeooo:paragraph-rsid="0126801e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officeooo:paragraph-rsid="012bff02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paragraph-rsid="012ec6c8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officeooo:rsid="01288e47" officeooo:paragraph-rsid="012bff02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fo:font-style="italic" officeooo:rsid="01355b6b" officeooo:paragraph-rsid="01355b6b" style:font-size-asian="12pt" style:font-style-asian="italic" style:font-size-complex="12pt" style:font-style-complex="italic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25ad86" officeooo:paragraph-rsid="0125ad8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normal" fo:font-weight="normal" officeooo:rsid="01676ccd" officeooo:paragraph-rsid="013a124d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weight="normal" officeooo:rsid="01e03e6a" officeooo:paragraph-rsid="013a124d" style:font-size-asian="10pt" style:font-weight-asian="normal" style:font-size-complex="10pt" style:font-weight-complex="normal"/>
    </style:style>
    <style:style style:name="P14" style:family="paragraph" style:parent-style-name="Standard">
      <style:text-properties officeooo:paragraph-rsid="012bff02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372aa6"/>
    </style:style>
    <style:style style:name="T2" style:family="text">
      <style:text-properties officeooo:rsid="0131dad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133a1b6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1288e47"/>
    </style:style>
    <style:style style:name="T7" style:family="text">
      <style:text-properties officeooo:rsid="01391042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16e1f62" style:font-style-asian="normal" style:font-style-complex="normal"/>
    </style:style>
    <style:style style:name="T11" style:family="text">
      <style:text-properties fo:font-style="normal" officeooo:rsid="00840c47" style:font-style-asian="normal" style:font-style-complex="normal"/>
    </style:style>
    <style:style style:name="T12" style:family="text">
      <style:text-properties fo:font-style="normal" officeooo:rsid="017ad057" style:font-style-asian="normal" style:font-style-complex="normal"/>
    </style:style>
    <style:style style:name="T13" style:family="text">
      <style:text-properties fo:font-style="normal" officeooo:rsid="002f15d1" style:font-style-asian="normal" style:font-style-complex="normal"/>
    </style:style>
    <style:style style:name="T14" style:family="text">
      <style:text-properties fo:font-style="normal" officeooo:rsid="013be3d0" style:font-style-asian="normal" style:font-style-complex="normal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2" table:style-name="Tabelle2">
        <table:table-column table:style-name="Tabelle2.A"/>
        <table:table-column table:style-name="Tabelle2.B"/>
        <table:table-row table:style-name="TableLine3152478517120">
          <table:table-cell table:style-name="Tabelle2.A1" office:value-type="string">
            <text:p text:style-name="P4">Ende</text:p>
          </table:table-cell>
          <table:table-cell table:style-name="Tabelle2.B1" office:value-type="string">
            <text:p text:style-name="P10">Bewegt den Cursor ans Ende der Zeile</text:p>
          </table:table-cell>
        </table:table-row>
        <table:table-row table:style-name="TableLine3152478522592">
          <table:table-cell table:style-name="Tabelle2.A2" office:value-type="string">
            <text:p text:style-name="P4">Pos1</text:p>
          </table:table-cell>
          <table:table-cell table:style-name="Tabelle2.B2" office:value-type="string">
            <text:p text:style-name="P10">Bewegt den Cursor an den Anfang der Zeile</text:p>
          </table:table-cell>
        </table:table-row>
        <table:table-row table:style-name="TableLine3152478516832">
          <table:table-cell table:style-name="Tabelle2.A2" office:value-type="string">
            <text:p text:style-name="P5"><text:span text:style-name="T3">Strg</text:span> + → / ←</text:p>
          </table:table-cell>
          <table:table-cell table:style-name="Tabelle2.B2" office:value-type="string">
            <text:p text:style-name="P10">Bewegt den Cursor ein Wort weiter / zurück</text:p>
          </table:table-cell>
        </table:table-row>
        <table:table-row table:style-name="TableLine3152478519136">
          <table:table-cell table:style-name="Tabelle2.A2" office:value-type="string">
            <text:p text:style-name="P6"><text:span text:style-name="T3">Bild</text:span> ↓ <text:s/>/ <text:s/><text:span text:style-name="T3">Bild</text:span> ↑</text:p>
          </table:table-cell>
          <table:table-cell table:style-name="Tabelle2.B2" office:value-type="string">
            <text:p text:style-name="P10">Bewegt die Anzeige einen Bildschirm weiter nach unten / oben</text:p>
          </table:table-cell>
        </table:table-row>
        <table:table-row table:style-name="TableLine3152478522880">
          <table:table-cell table:style-name="Tabelle2.A2" office:value-type="string">
            <text:p text:style-name="P5"><text:span text:style-name="T3">Strg</text:span> + <text:span text:style-name="T3">Ende</text:span></text:p>
          </table:table-cell>
          <table:table-cell table:style-name="Tabelle2.B2" office:value-type="string">
            <text:p text:style-name="P10">Bewegt den Curor ans Ende des Dokuments</text:p>
          </table:table-cell>
        </table:table-row>
        <table:table-row table:style-name="TableLine3152478517408">
          <table:table-cell table:style-name="Tabelle2.A2" office:value-type="string">
            <text:p text:style-name="P5"><text:span text:style-name="T3">Strg</text:span> + <text:span text:style-name="T3">Pos1</text:span></text:p>
          </table:table-cell>
          <table:table-cell table:style-name="Tabelle2.B2" office:value-type="string">
            <text:p text:style-name="P10">Bewegt den Curor an den Anfang des Dokuments</text:p>
          </table:table-cell>
        </table:table-row>
        <table:table-row table:style-name="TableLine3152478519712">
          <table:table-cell table:style-name="Tabelle2.A2" office:value-type="string">
            <text:p text:style-name="P5"><text:span text:style-name="T3">Shift</text:span> + <text:span text:style-name="T5">Pfeiltasten</text:span></text:p>
          </table:table-cell>
          <table:table-cell table:style-name="Tabelle2.B2" office:value-type="string">
            <text:p text:style-name="P10">Markiert einen Teil des Texts</text:p>
          </table:table-cell>
        </table:table-row>
        <table:table-row table:style-name="TableLine3152478523168">
          <table:table-cell table:style-name="Tabelle2.A2" office:value-type="string">
            <text:p text:style-name="P5"><text:span text:style-name="T3">Strg</text:span> + <text:span text:style-name="T3">A</text:span></text:p>
          </table:table-cell>
          <table:table-cell table:style-name="Tabelle2.B2" office:value-type="string">
            <text:p text:style-name="P10">Markiert den gesamten Inhalt des Dokuments</text:p>
          </table:table-cell>
        </table:table-row>
        <table:table-row table:style-name="TableLine3152478513376">
          <table:table-cell table:style-name="Tabelle2.A2" office:value-type="string">
            <text:p text:style-name="P5"><text:span text:style-name="T3">Strg</text:span> + Mausrad</text:p>
          </table:table-cell>
          <table:table-cell table:style-name="Tabelle2.B2" office:value-type="string">
            <text:p text:style-name="P10">Vergrößert bzw. verkleinert die Anzeige („Zoom“)</text:p>
          </table:table-cell>
        </table:table-row>
        <table:table-row table:style-name="TableLine3152478521440">
          <table:table-cell table:style-name="Tabelle2.A2" office:value-type="string">
            <text:p text:style-name="P5"><text:span text:style-name="T3">AltGr</text:span> + E / Q / 7 / 0</text:p>
          </table:table-cell>
          <table:table-cell table:style-name="Tabelle2.B2" office:value-type="string">
            <text:p text:style-name="P10">Sonderzeichen auf der Tastatur: €, @, {, }</text:p>
          </table:table-cell>
        </table:table-row>
      </table:table>
      <text:p text:style-name="P11"/>
      <text:p text:style-name="P11"/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p text:style-name="P9">Halte die <text:span text:style-name="T3">Shift</text:span>-Taste gedrückt und tippe einige Buchstaben…</text:p>
            <text:p text:style-name="P10">Während Shift gedrückt ist, werden Großbuchstaben geschrieben</text:p>
            <text:p text:style-name="P10">Ohne Shift: Kleinbuchstaben</text:p>
          </table:table-cell>
        </table:table-row>
        <table:table-row table:style-name="Tabelle3.1">
          <table:table-cell table:style-name="Tabelle3.A2" office:value-type="string">
            <text:p text:style-name="P7">Drücke <text:span text:style-name="T6">einmal</text:span> <text:span text:style-name="T4">Feststelltaste</text:span> und tippe <text:span text:style-name="T6">dann </text:span>einige Buchstaben…</text:p>
            <text:p text:style-name="P10">Wenn die Feststelltaste einmal gedrückt wird, werden anschließend nur Großbuchstaben geschr.</text:p>
            <text:p text:style-name="P10">Wenn sie noch einmal gedrückt wird, werden wieder Kleinbuchstaben geschrieben.</text:p>
          </table:table-cell>
        </table:table-row>
        <table:table-row table:style-name="Tabelle3.1">
          <table:table-cell table:style-name="Tabelle3.A2" office:value-type="string">
            <text:p text:style-name="P8">Bewege den <text:span text:style-name="T3">Cursor</text:span> an den Anfang einer Zeile. Drücke einmal die Taste <text:span text:style-name="T3">Einfg</text:span>…</text:p>
            <text:p text:style-name="P10">Nachdem Einfg gedrückt wurde, wird der Text, der schon dort steht, überschrieben.</text:p>
            <text:p text:style-name="P10">Wenn Einfg noch einmal gedrückt wird, rückt der schon geschriebene Text beim Schreiben weiter nach rechts (Normalfall)</text:p>
          </table:table-cell>
        </table:table-row>
        <table:table-row table:style-name="Tabelle3.1">
          <table:table-cell table:style-name="Tabelle3.A2" office:value-type="string">
            <text:p text:style-name="P7">Markiere ein Stück Text … Drücke dann <text:span text:style-name="T3">Strg + C</text:span><text:span text:style-name="T5">…</text:span> an eine andere Stelle und drücke <text:span text:style-name="T3">Strg + V</text:span><text:span text:style-name="T5">… </text:span></text:p>
            <text:p text:style-name="P10">Mit Strg + C sagt man: der markierte Text soll kopiert werden.</text:p>
            <text:p text:style-name="P10">Anschließend bewegt man den Cursor dorthin, wo er eingefügt werden soll.</text:p>
            <text:p text:style-name="P10">Mit Strg + V wird er eingefügt.</text:p>
          </table:table-cell>
        </table:table-row>
        <table:table-row table:style-name="Tabelle3.1">
          <table:table-cell table:style-name="Tabelle3.A2" office:value-type="string">
            <text:p text:style-name="P7">Markiere ein Stück Text, drücke <text:span text:style-name="T3">Strg + X</text:span>… </text:p>
            <text:p text:style-name="P10">Mit Strg + X wird der markierte Text gelöscht („ausgeschnitten“).<text:line-break/>Mit Strg + V kann man ihn dann anderswo einfügen.</text:p>
          </table:table-cell>
        </table:table-row>
        <table:table-row table:style-name="Tabelle3.1">
          <table:table-cell table:style-name="Tabelle3.A2" office:value-type="string">
            <text:p text:style-name="P7">… Drücke ein paar Mal die Taste <text:span text:style-name="T3">Entf</text:span><text:span text:style-name="T5">…</text:span> <text:s/>dann ein paar mal <text:span text:style-name="T3">Backspace</text:span>…</text:p>
            <text:p text:style-name="P10">Beide Tasten löschen: Entf den Text rechts vom Cursor, Backspace links vom Cursor.</text:p>
          </table:table-cell>
        </table:table-row>
        <table:table-row table:style-name="Tabelle3.1">
          <table:table-cell table:style-name="Tabelle3.A2" office:value-type="string">
            <text:p text:style-name="P7">Bewege den Cursor an den Anfang einer Zeile. Drücke den <text:span text:style-name="T3">Tabulator</text:span>. </text:p>
            <text:p text:style-name="P10">Der Tabulator ist wie ein sehr breites Leerzeichen.</text:p>
          </table:table-cell>
        </table:table-row>
        <table:table-row table:style-name="Tabelle3.1">
          <table:table-cell table:style-name="Tabelle3.A2" office:value-type="string">
            <text:p text:style-name="P7">Drücke einige Male die Kombination <text:span text:style-name="T3">Strg + Z</text:span><text:span text:style-name="T5">…</text:span></text:p>
            <text:p text:style-name="P10">Strg + Z macht die letzten Aktionen rückgängig.</text:p>
          </table:table-cell>
        </table:table-row>
        <table:table-row table:style-name="Tabelle3.1">
          <table:table-cell table:style-name="Tabelle3.A2" office:value-type="string">
            <text:p text:style-name="P7">Drücke die <text:span text:style-name="T3">Akzenttaste</text:span> und danach die Taste A…</text:p>
            <text:p text:style-name="P10">Es erscheint ein Buchstabe mit Akzent, z.B. á. <text:s/><text:span text:style-name="T7">Mit Shift-Taste zusammen:</text:span> à</text:p>
          </table:table-cell>
        </table:table-row>
      </table:table>
      <text:p text:style-name="P14"/>
      <text:p text:style-name="P14"/>
      <text:p text:style-name="P14"/>
      <text:p text:style-name="P12"><draw:frame text:anchor-type="paragraph" draw:z-index="0" draw:name="Form1" draw:style-name="gr1" draw:text-style-name="P15" svg:width="1.795cm" svg:height="0.63cm" svg:x="15.161cm" svg:y="0.321cm"><draw:image xlink:href="Pictures/10000000000000580000001F84D8045FF773DCF2.png" xlink:type="simple" xlink:show="embed" xlink:actuate="onLoad" draw:mime-type="image/png"><text:p/></draw:image></draw:frame></text:p>
      <text:p text:style-name="P13"><text:span text:style-name="T8">Autor:</text:span><text:span text:style-name="T10"> C.</text:span><text:span text:style-name="T9"> Pothmann, </text:span><text:a xlink:type="simple" xlink:href="https://cpothmann.de/" text:style-name="Internet_20_link" text:visited-style-name="Visited_20_Internet_20_Link"><text:span text:style-name="T9">c</text:span></text:a><text:a xlink:type="simple" xlink:href="https://cpothmann.de/" text:style-name="Internet_20_link" text:visited-style-name="Visited_20_Internet_20_Link"><text:span text:style-name="T11">pothmann.de</text:span></text:a><text:span text:style-name="T11">, f</text:span><text:span text:style-name="T9">reigegeben unter </text:span><text:a xlink:type="simple" xlink:href="https://creativecommons.org/licenses/by-nc-sa/4.0/" text:style-name="Internet_20_link" text:visited-style-name="Visited_20_Internet_20_Link"><text:span text:style-name="T9">CC BY-NC-SA 4.0</text:span></text:a><text:span text:style-name="T9">, </text:span><text:span text:style-name="T14">Januar 2024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2bff02" officeooo:paragraph-rsid="012bff02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372aa6"/>
    </style:style>
    <style:style style:name="MT2" style:family="text">
      <style:text-properties officeooo:rsid="0131dad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3152478515392">
            <table:table-cell table:style-name="Tabelle1.A1" office:value-type="string">
              <text:p text:style-name="MP1">Umgang mit der Tastatur – <text:span text:style-name="MT1">Lösung</text:span>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<text:span text:style-name="MT2">nformatik – Textverarbeitung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4-01-13T11:54:04.592000000</dc:date>
    <meta:editing-duration>P2DT1H41M26S</meta:editing-duration>
    <meta:editing-cycles>211</meta:editing-cycles>
    <meta:generator>LibreOffice/7.3.3.2$Windows_X86_64 LibreOffice_project/d1d0ea68f081ee2800a922cac8f79445e4603348</meta:generator>
    <meta:document-statistic meta:table-count="3" meta:image-count="0" meta:object-count="0" meta:page-count="1" meta:paragraph-count="46" meta:word-count="374" meta:character-count="2230" meta:non-whitespace-character-count="1893"/>
  </office:meta>
</office:document-meta>
</file>